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595959" style:font-name="Helvetica" style:font-name-complex="Helvetica1"/>
    </style:style>
    <style:style style:name="P2" style:family="paragraph" style:parent-style-name="Standard">
      <style:text-properties fo:color="#595959" style:font-name="Helvetica" fo:font-size="12pt" style:font-size-asian="12pt" style:font-name-complex="Helvetica1" style:font-size-complex="12pt"/>
    </style:style>
    <style:style style:name="P3" style:family="paragraph" style:parent-style-name="Standard">
      <style:text-properties fo:color="#000000" fo:font-style="italic" style:font-style-asian="italic" style:font-style-complex="italic"/>
    </style:style>
    <style:style style:name="P4" style:family="paragraph" style:parent-style-name="Standard">
      <style:text-properties fo:color="#3b3838"/>
    </style:style>
    <style:style style:name="P5" style:family="paragraph" style:parent-style-name="Standard">
      <style:text-properties fo:color="#3b3838"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="Helvetica" fo:font-style="italic" style:font-style-asian="italic" style:font-name-complex="Helvetica1" style:font-style-complex="italic"/>
    </style:style>
    <style:style style:name="T5" style:family="text">
      <style:text-properties fo:color="#595959" style:font-name="Helvetica" style:font-name-complex="Helvetica1"/>
    </style:style>
    <style:style style:name="T6" style:family="text">
      <style:text-properties fo:color="#595959" style:font-name="Helvetica" fo:language="en" fo:country="US" style:font-name-complex="Helvetica1"/>
    </style:style>
    <style:style style:name="T7" style:family="text">
      <style:text-properties fo:color="#3b3838" fo:font-size="12pt" style:font-size-asian="12pt" style:font-size-complex="12pt"/>
    </style:style>
    <style:style style:name="T8" style:family="text">
      <style:text-properties fo:color="#3b3838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Комментарии:</text:span></text:p>
      <text:p text:style-name="Standard">В будущем данную опцию придется модифицировать. Но, для начала работы можно сформировать общий принцип формирования рейтинга следующим образом (баллы пока проставлю произвольно):</text:p>
      <text:p text:style-name="Standard"/>
      <text:p text:style-name="Standard"><text:span text:style-name="T2">Позиции, за которые начисляется рейтинг можно разделить на несколько категорий:</text:span></text:p>
      <text:p text:style-name="Standard"><text:span text:style-name="T2"><text:line-break/>1. Образование</text:span></text:p>
      <text:p text:style-name="Standard"><text:span text:style-name="T3">Можно начислять фиксированную сумму баллов за диплом по профильному направлению (учитывается автоматически при заполнении анкеты из предыдущего документа).</text:span></text:p>
      <text:p text:style-name="P1"/>
      <text:p text:style-name="Standard"><text:span text:style-name="T6">Associate degree – 30 </text:span><text:span text:style-name="T5">баллов</text:span></text:p>
      <text:p text:style-name="Standard"><text:span text:style-name="T6">Bachelor’s degree – 50 баллов</text:span></text:p>
      <text:p text:style-name="Standard"><text:span text:style-name="T6">Masters</text:span><text:span text:style-name="T5">’</text:span><text:span text:style-name="T6">s</text:span><text:span text:style-name="T5"> </text:span><text:span text:style-name="T6">degree</text:span><text:span text:style-name="T5"> – <text:s/>+ 30 баллов (прибавляется к бакалавриату)</text:span></text:p>
      <text:p text:style-name="Standard"><text:span text:style-name="T5">Специалитет – 80 баллов</text:span></text:p>
      <text:p text:style-name="Standard"><text:span text:style-name="T5">Степень </text:span><text:span text:style-name="T6">Ph</text:span><text:span text:style-name="T5">.</text:span><text:span text:style-name="T6">D</text:span><text:span text:style-name="T5">. – 200 баллов (начисляется отдельно + к диплому)</text:span></text:p>
      <text:p text:style-name="Standard"><text:span text:style-name="T6">Professional</text:span><text:span text:style-name="T5"> </text:span><text:span text:style-name="T6">degree</text:span><text:span text:style-name="T5"> – 200 баллов</text:span></text:p>
      <text:p text:style-name="P3"/>
      <text:p text:style-name="Standard"><text:span text:style-name="T3">Также можно учитывать доп. образование*:</text:span></text:p>
      <text:p text:style-name="Standard"><text:span text:style-name="T5">Стажировка – 10 </text:span></text:p>
      <text:p text:style-name="Standard"><text:span text:style-name="T5">Повышение квалификации – 10 </text:span></text:p>
      <text:p text:style-name="Standard"><text:span text:style-name="T5">*информация о прохождении также должна где-то заполняться (в анкете?)</text:span></text:p>
      <text:p text:style-name="P1"/>
      <text:p text:style-name="Standard"><text:span text:style-name="T7">2. </text:span><text:span text:style-name="T8">Опыт работы по профилю:</text:span></text:p>
      <text:p text:style-name="Standard"><text:span text:style-name="T3">Можно для начала попробовать измерять опыт в годах. </text:span></text:p>
      <text:p text:style-name="Standard"><text:span text:style-name="T5">1 год – 10 баллов</text:span></text:p>
      <text:p text:style-name="Standard"><text:span text:style-name="T5">5 лет – 30 баллов</text:span></text:p>
      <text:p text:style-name="Standard"><text:span text:style-name="T5">10 лет – 50 баллов</text:span></text:p>
      <text:p text:style-name="Standard"><text:span text:style-name="T5">И т.д.</text:span></text:p>
      <text:p text:style-name="Standard"><text:span text:style-name="T5">*возможно, стоит учитывать должность – в виде коэффициента</text:span></text:p>
      <text:p text:style-name="P2"/>
      <text:p text:style-name="Standard"><text:span text:style-name="T7">3. </text:span><text:span text:style-name="T8">Публикационная активность:</text:span></text:p>
      <text:p text:style-name="Standard"><text:span text:style-name="T5">Можно учитывать через количество статей пользователя или индекс Хирша (международный). Скорее всего нужно использовать второй показатель – это международная признанная практика оценки профессионализма.</text:span></text:p>
      <text:p text:style-name="Standard"><text:soft-page-break/><text:span text:style-name="T5">Индекс Хирша – это число, можно просто учитывать его напрямую, а можно с каким-то коэффициентом. </text:span></text:p>
      <text:p text:style-name="P5"/>
      <text:p text:style-name="Standard"><text:span text:style-name="T8">4. Рейтинг на основе работы на платформе.</text:span></text:p>
      <text:p text:style-name="Standard"><text:span text:style-name="T4">Баллы начисляются за (какое количество баллов за что пока затрудняюсь определиться):</text:span></text:p>
      <text:p text:style-name="Standard"><text:span text:style-name="T5">Рецензирование методов/протоколов</text:span></text:p>
      <text:p text:style-name="Standard"><text:span text:style-name="T5">Добавление протоколов, методов, их редактирование</text:span></text:p>
      <text:p text:style-name="Standard"><text:span text:style-name="T5">За положительные отзывы в адрес пользователя после коллаборации (оставляет другой пользователь).</text:span></text:p>
      <text:p text:style-name="Standard"><text:span text:style-name="T5">За положительные отзывы о добавленных протоколах (пока не понятно как учесть (?))</text:span></text:p>
      <text:p text:style-name="P1"/>
      <text:p text:style-name="P1"/>
      <text:p text:style-name="P4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3</meta:editing-cycles>
    <meta:creation-date>2021-04-14T13:55:00</meta:creation-date>
    <dc:date>2021-04-14T14:31:00</dc:date>
    <meta:editing-duration>PT31S</meta:editing-duration>
    <meta:generator>OpenOffice/4.1.6$Win32 OpenOffice.org_project/416m1$Build-9790</meta:generator>
    <meta:document-statistic meta:table-count="0" meta:image-count="0" meta:object-count="0" meta:page-count="2" meta:paragraph-count="32" meta:word-count="239" meta:character-count="17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